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2.071cm" svg:y="3.0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2.9cm" svg:y="2.45cm">
          <draw:text-box>
            <text:p><text:span text:style-name="T1">f[i]</text:span></text:p>
          </draw:text-box>
        </draw:frame>
        <draw:frame draw:style-name="gr2" draw:text-style-name="P2" draw:layer="layout" svg:width="1cm" svg:height="1.65cm" svg:x="17.9cm" svg:y="7.1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5-18T16:16:09</dc:date>
    <dc:creator>tokai </dc:creator>
    <meta:editing-duration>PT15M44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